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D00000258ADAD1DAD2D04830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4.407cm" fo:min-width="25.1cm"/>
    </style:style>
    <style:style style:name="gr3" style:family="graphic" style:parent-style-name="standard">
      <style:graphic-properties draw:textarea-horizontal-align="justify" draw:textarea-vertical-align="middle" draw:auto-grow-height="false" fo:min-height="8.55cm" fo:min-width="24.899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.293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WebPub</text:p>
          </draw:text-box>
        </draw:frame>
        <draw:frame presentation:style-name="pr2" draw:text-style-name="P2" draw:layer="layout" svg:width="25.199cm" svg:height="5.065cm" svg:x="1cm" svg:y="15.4cm" presentation:class="subtitle" presentation:user-transformed="true">
          <draw:text-box>
            <text:p text:style-name="P1">Nome: Jairo Pereira</text:p>
            <text:p text:style-name="P1">Vinícius Da Hora</text:p>
            <text:p text:style-name="P1">Milena Gomes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custom-shape draw:style-name="gr2" draw:text-style-name="P4" draw:layer="layout" svg:width="25.6cm" svg:height="14.657cm" svg:x="1.4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3.6cm" svg:height="3.506cm" svg:x="1.4cm" svg:y="0.837cm" presentation:class="title" presentation:user-transformed="true">
          <draw:text-box>
            <text:p>Mini-mundo</text:p>
          </draw:text-box>
        </draw:frame>
        <draw:frame presentation:style-name="pr5" draw:text-style-name="P5" draw:layer="layout" svg:width="25.199cm" svg:height="12.179cm" svg:x="1.401cm" svg:y="5.6cm" presentation:class="outline" presentation:user-transformed="true">
          <draw:text-box draw:corner-radius="0.199cm">
            <text:list text:style-name="L3">
              <text:list-item>
                <text:p text:style-name="P5"><text:span text:style-name="T1">O objetivo deste site é divulgar bares e restaurantes no Espírito Santo com o intuito de encontrar </text:span></text:p>
                <text:p text:style-name="P5"><text:span text:style-name="T1">esses dos estabelecimentos para facilitar e saber as opiniões de quem já visitou o local.</text:span></text:p>
                <text:p text:style-name="P5"><text:span text:style-name="T1"/></text:p>
              </text:list-item>
              <text:list-item>
                <text:p text:style-name="P5"><text:span text:style-name="T1">Para o dono divulgar o estabelecimento precisará de fazer um pré-requisito preenchendo os dados </text:span></text:p>
                <text:p text:style-name="P5"><text:span text:style-name="T1">online, contendo o local, CNPJ e nome do proprietário. Depois disto uma pessoa responsável pelo </text:span></text:p>
                <text:p text:style-name="P5"><text:span text:style-name="T1">ambiente virtual fará uma análise da solicitação para conceder a permissão de participação.</text:span></text:p>
                <text:p text:style-name="P5"><text:span text:style-name="T1">Depois disso o estabelecimento poderá fazer atualizações, contendo o cardápio, eventos com </text:span></text:p>
                <text:p text:style-name="P5"><text:span text:style-name="T1">horários e dias, preços e promoções.</text:span></text:p>
                <text:p text:style-name="P5"><text:span text:style-name="T1"/></text:p>
              </text:list-item>
              <text:list-item>
                <text:p text:style-name="P5"><text:span text:style-name="T1">Para o cliente utilizar a página, ele precisará de cadastrar um Facebook ou e-mail, ele poderá </text:span></text:p>
                <text:p text:style-name="P5"><text:span text:style-name="T1">pesquisar por categorias e municípios. A partir do seu ponto inicial, terá uma rota até o </text:span></text:p>
                <text:p text:style-name="P5"><text:span text:style-name="T1">estabelecimento, o usuário terá a opção de receber a notificação do estabelecimento se ocorrer </text:span></text:p>
                <text:p text:style-name="P5"><text:span text:style-name="T1">alguma atualização. Para facilitar a procura no site a pessoa já pode adicionar aos favoritos direto na</text:span></text:p>
                <text:p text:style-name="P5"><text:span text:style-name="T1">página, ele pode compartilhar nas redes sociais para obter maior marketing à página e o </text:span></text:p>
                <text:p text:style-name="P5"><text:span text:style-name="T1">estabelecimento. 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3" draw:text-style-name="P4" draw:layer="layout" svg:width="25.399cm" svg:height="8.8cm" svg:x="1.4cm" svg:y="5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1.6cm" svg:height="3.506cm" svg:x="1.4cm" svg:y="0.837cm" presentation:class="title" presentation:user-transformed="true">
          <draw:text-box>
            <text:p>Visão do Projeto</text:p>
          </draw:text-box>
        </draw:frame>
        <draw:frame presentation:style-name="pr5" draw:text-style-name="P6" draw:layer="layout" svg:width="25.199cm" svg:height="12.179cm" svg:x="1.4cm" svg:y="6.421cm" presentation:class="outline" presentation:user-transformed="true">
          <draw:text-box>
            <text:list text:style-name="L3">
              <text:list-item>
                <text:p text:style-name="P6"><text:span text:style-name="T2">A ideia do projeto é conseguirmos facilitar a vida dos usuários, deixando as decisões mais fáceis. </text:span></text:p>
              </text:list-item>
              <text:list-item>
                <text:p text:style-name="P6"><text:span text:style-name="T2">A página disponibilizará as rotas de chegada até o loc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13.2cm" svg:height="3.506cm" svg:x="1.4cm" svg:y="0.837cm" presentation:class="title" presentation:user-transformed="true">
          <draw:text-box>
            <text:p>Cronograma<text:tab/></text:p>
          </draw:text-box>
        </draw:frame>
        <draw:frame presentation:style-name="pr5" draw:layer="layout" svg:width="25.199cm" svg:height="12.179cm" svg:x="1.4cm" svg:y="5.8cm" presentation:class="outline" presentation:user-transformed="true">
          <draw:text-box>
            <text:list text:style-name="L3">
              <text:list-item>
                <text:p>17/08 – Mini-mundo</text:p>
              </text:list-item>
              <text:list-item>
                <text:p>30/08 – Protótipo</text:p>
              </text:list-item>
              <text:list-item>
                <text:p>31/08 – Modelo Conceitual</text:p>
              </text:list-item>
              <text:list-item>
                <text:p>03/09 – Desenvolvimento Web</text:p>
              </text:list-item>
              <text:list-item>
                <text:p>03/10 – Desenvolvimento do Banco de Dados</text:p>
              </text:list-item>
              <text:list-item>
                <text:p>06/12 – Apresentação Final do Projeto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12.8cm" svg:height="3.506cm" svg:x="1.4cm" svg:y="0.837cm" presentation:class="title" presentation:user-transformed="true">
          <draw:text-box>
            <text:p>Programa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TML</text:p>
              </text:list-item>
              <text:list-item>
                <text:p>CSS</text:p>
              </text:list-item>
              <text:list-item>
                <text:p>PH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6D00000258ADAD1DAD2D04830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6666" draw:opacity="5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3:44:02.528000000</meta:creation-date>
    <dc:date>2017-08-23T15:11:32.696000000</dc:date>
    <meta:editing-duration>PT5M44S</meta:editing-duration>
    <meta:editing-cycles>1</meta:editing-cycles>
    <meta:document-statistic meta:object-count="43"/>
    <meta:generator>LibreOffice/5.2.4.2$Windows_x86 LibreOffice_project/3d5603e1122f0f102b62521720ab13a38a4e0eb0</meta:generator>
  </office:meta>
</office:document-meta>
</file>